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reeSans1" svg:font-family="FreeSans" style:font-family-generic="swiss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ontAwesome" fo:font-size="40pt" officeooo:rsid="000ce61b" officeooo:paragraph-rsid="000ce61b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style:font-name="FontAwesome" fo:font-size="26pt" officeooo:rsid="000ce61b" officeooo:paragraph-rsid="000ce61b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FontAwesome" fo:font-size="26pt" officeooo:rsid="000ce61b" officeooo:paragraph-rsid="000ce61b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style:font-name="FontAwesome" fo:font-size="26pt" officeooo:rsid="000cf8b2" officeooo:paragraph-rsid="000cf8b2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fo:color="#66cc00" style:font-name="FontAwesome" fo:font-size="26pt" officeooo:rsid="000dafc6" officeooo:paragraph-rsid="000cf8b2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fo:color="#66cc00" style:font-name="FontAwesome" fo:font-size="26pt" officeooo:rsid="000dafc6" officeooo:paragraph-rsid="000dafc6" style:font-size-asian="26pt" style:font-size-complex="26pt"/>
    </style:style>
    <style:style style:name="P7" style:family="paragraph" style:parent-style-name="Standard">
      <style:paragraph-properties fo:text-align="start" style:justify-single-word="false"/>
      <style:text-properties fo:color="#009900" style:font-name="FontAwesome" fo:font-size="26pt" officeooo:rsid="000cf8b2" officeooo:paragraph-rsid="000cf8b2" style:font-size-asian="26pt" style:font-size-complex="26pt"/>
    </style:style>
    <style:style style:name="P8" style:family="paragraph" style:parent-style-name="Standard">
      <style:paragraph-properties fo:text-align="start" style:justify-single-word="false"/>
      <style:text-properties fo:color="#cc0000" style:font-name="FontAwesome" fo:font-size="26pt" officeooo:rsid="000cf8b2" officeooo:paragraph-rsid="000cf8b2" style:font-size-asian="26pt" style:font-size-complex="26pt"/>
    </style:style>
    <style:style style:name="P9" style:family="paragraph" style:parent-style-name="Standard">
      <style:paragraph-properties fo:text-align="start" style:justify-single-word="false"/>
      <style:text-properties fo:color="#cc0000" style:font-name="FontAwesome" fo:font-size="26pt" officeooo:rsid="000cf8b2" officeooo:paragraph-rsid="000dafc6" style:font-size-asian="26pt" style:font-size-complex="26pt"/>
    </style:style>
    <style:style style:name="P10" style:family="paragraph" style:parent-style-name="Standard">
      <style:paragraph-properties fo:text-align="start" style:justify-single-word="false"/>
      <style:text-properties fo:color="#ff66ff" style:font-name="FontAwesome" fo:font-size="26pt" officeooo:rsid="000ce61b" officeooo:paragraph-rsid="000ce61b" style:font-size-asian="26pt" style:font-size-complex="26pt"/>
    </style:style>
    <style:style style:name="P11" style:family="paragraph" style:parent-style-name="Standard">
      <style:paragraph-properties fo:text-align="start" style:justify-single-word="false"/>
      <style:text-properties fo:color="#000099" style:font-name="FontAwesome" fo:font-size="26pt" officeooo:rsid="000ce61b" officeooo:paragraph-rsid="000ce61b" style:font-size-asian="26pt" style:font-size-complex="26pt"/>
    </style:style>
    <style:style style:name="P12" style:family="paragraph" style:parent-style-name="Standard">
      <style:paragraph-properties fo:text-align="start" style:justify-single-word="false"/>
      <style:text-properties fo:color="#ffcc00" style:font-name="FontAwesome" fo:font-size="26pt" officeooo:rsid="000cf8b2" officeooo:paragraph-rsid="000cf8b2" style:font-size-asian="26pt" style:font-size-complex="26pt"/>
    </style:style>
    <style:style style:name="P13" style:family="paragraph" style:parent-style-name="Standard">
      <style:paragraph-properties fo:text-align="start" style:justify-single-word="false"/>
      <style:text-properties fo:color="#663300" style:font-name="FontAwesome" fo:font-size="26pt" officeooo:rsid="000ce61b" officeooo:paragraph-rsid="000ce61b" style:font-size-asian="26pt" style:font-size-complex="26pt"/>
    </style:style>
    <style:style style:name="P14" style:family="paragraph" style:parent-style-name="Standard">
      <style:paragraph-properties fo:text-align="start" style:justify-single-word="false"/>
      <style:text-properties fo:color="#00ccff" style:font-name="FontAwesome" fo:font-size="26pt" officeooo:rsid="000ce61b" officeooo:paragraph-rsid="000ce61b" style:font-size-asian="26pt" style:font-size-complex="26pt"/>
    </style:style>
    <style:style style:name="P15" style:family="paragraph" style:parent-style-name="Standard">
      <style:paragraph-properties fo:text-align="start" style:justify-single-word="false"/>
      <style:text-properties fo:color="#990099" style:font-name="FontAwesome" fo:font-size="26pt" officeooo:rsid="000fa242" officeooo:paragraph-rsid="000fa242" style:font-size-asian="26pt" style:font-size-complex="26pt"/>
    </style:style>
    <style:style style:name="P16" style:family="paragraph" style:parent-style-name="Standard">
      <style:paragraph-properties fo:text-align="start" style:justify-single-word="false"/>
      <style:text-properties fo:color="#b2b2b2" style:font-name="FontAwesome" fo:font-size="26pt" officeooo:rsid="000cf8b2" officeooo:paragraph-rsid="000cf8b2" style:font-size-asian="26pt" style:font-size-complex="26pt"/>
    </style:style>
    <style:style style:name="P17" style:family="paragraph" style:parent-style-name="Standard">
      <style:paragraph-properties fo:text-align="start" style:justify-single-word="false"/>
      <style:text-properties fo:color="#ff0000" style:font-name="FontAwesome" fo:font-size="26pt" officeooo:rsid="000ce61b" officeooo:paragraph-rsid="000ce61b" style:font-size-asian="26pt" style:font-size-complex="26pt"/>
    </style:style>
    <style:style style:name="P18" style:family="paragraph" style:parent-style-name="Standard">
      <style:paragraph-properties fo:text-align="start" style:justify-single-word="false"/>
      <style:text-properties fo:color="#ff950e" style:font-name="FontAwesome" fo:font-size="26pt" officeooo:rsid="000cf8b2" officeooo:paragraph-rsid="000cf8b2" style:font-size-asian="26pt" style:font-size-complex="26pt"/>
    </style:style>
    <style:style style:name="P19" style:family="paragraph" style:parent-style-name="Standard">
      <style:paragraph-properties fo:text-align="start" style:justify-single-word="false"/>
      <style:text-properties fo:color="#cc99ff" style:font-name="FontAwesome" fo:font-size="26pt" officeooo:rsid="000ce61b" officeooo:paragraph-rsid="000ce61b" style:font-size-asian="26pt" style:font-size-complex="26pt"/>
    </style:style>
    <style:style style:name="P20" style:family="paragraph" style:parent-style-name="Standard">
      <style:paragraph-properties fo:text-align="start" style:justify-single-word="false"/>
      <style:text-properties fo:color="#663366" style:font-name="FontAwesome" fo:font-size="26pt" officeooo:rsid="000ce61b" officeooo:paragraph-rsid="000ce61b" style:font-size-asian="26pt" style:font-size-complex="26pt"/>
    </style:style>
    <style:style style:name="P21" style:family="paragraph" style:parent-style-name="Standard">
      <style:paragraph-properties fo:text-align="start" style:justify-single-word="false"/>
      <style:text-properties fo:color="#009999" style:font-name="FontAwesome" fo:font-size="26pt" officeooo:rsid="000fa242" officeooo:paragraph-rsid="000fa242" style:font-size-asian="26pt" style:font-size-complex="26pt"/>
    </style:style>
    <style:style style:name="P22" style:family="paragraph" style:parent-style-name="Standard">
      <style:paragraph-properties fo:text-align="start" style:justify-single-word="false"/>
      <style:text-properties fo:color="#999966" style:font-name="FontAwesome" fo:font-size="26pt" officeooo:rsid="000dafc6" officeooo:paragraph-rsid="000dafc6" style:font-size-asian="26pt" style:font-size-complex="26pt"/>
    </style:style>
    <style:style style:name="P23" style:family="paragraph" style:parent-style-name="Standard">
      <style:paragraph-properties fo:text-align="start" style:justify-single-word="false"/>
      <style:text-properties fo:color="#ff9999" style:font-name="FontAwesome" fo:font-size="26pt" officeooo:rsid="000fa242" officeooo:paragraph-rsid="000fa242" style:font-size-asian="26pt" style:font-size-complex="26pt"/>
    </style:style>
    <style:style style:name="T1" style:family="text">
      <style:text-properties style:font-name="FontAwesome1" style:font-name-asian="FontAwesome1" style:font-name-complex="FontAwesome1"/>
    </style:style>
    <style:style style:name="T2" style:family="text">
      <style:text-properties style:font-name="FontAwesome1" officeooo:rsid="000cf8b2" style:font-name-asian="FontAwesome1" style:font-name-complex="FontAwesome1"/>
    </style:style>
    <style:style style:name="T3" style:family="text">
      <style:text-properties style:font-name="FontAwesome1" officeooo:rsid="000dafc6" style:font-name-asian="FontAwesome1" style:font-name-complex="FontAwesome1"/>
    </style:style>
    <style:style style:name="T4" style:family="text">
      <style:text-properties style:font-name="FontAwesome1" officeooo:rsid="000fa242" style:font-name-asian="FontAwesome1" style:font-name-complex="FontAwesome1"/>
    </style:style>
    <style:style style:name="T5" style:family="text">
      <style:text-properties officeooo:rsid="000fa2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"><text:tab/></text:span><text:span text:style-name="T2">Educação</text:span></text:p>
      <text:p text:style-name="P2"/>
      <text:p text:style-name="P17"><text:span text:style-name="T1"><text:tab/></text:span><text:span text:style-name="T2">Subversão</text:span></text:p>
      <text:p text:style-name="P2"/>
      <text:p text:style-name="P10"><text:span text:style-name="T1"><text:tab/></text:span><text:span text:style-name="T2">Arte</text:span></text:p>
      <text:p text:style-name="P2"/>
      <text:p text:style-name="P14"><text:span text:style-name="T1"><text:tab/></text:span><text:span text:style-name="T2">Esporte</text:span></text:p>
      <text:p text:style-name="P2"/>
      <text:p text:style-name="P11"><text:span text:style-name="T1"><text:tab/></text:span><text:span text:style-name="T2">Comunicação</text:span></text:p>
      <text:p text:style-name="P2"/>
      <text:p text:style-name="P13"><text:span text:style-name="T1"><text:tab/></text:span><text:span text:style-name="T2">Construção Civil</text:span></text:p>
      <text:p text:style-name="P2"/>
      <text:p text:style-name="P19"><text:span text:style-name="T1"><text:tab/></text:span><text:span text:style-name="T2">Varejo</text:span></text:p>
      <text:p text:style-name="P2"/>
      <text:p text:style-name="P8"><text:span text:style-name="T4"></text:span><text:span text:style-name="T1"><text:tab/>Judiciário</text:span></text:p>
      <text:p text:style-name="P4"/>
      <text:p text:style-name="P18"><text:span text:style-name="T3"></text:span><text:span text:style-name="T1"><text:tab/>Propaganda</text:span></text:p>
      <text:p text:style-name="P4"/>
      <text:p text:style-name="P12"><text:span text:style-name="T1"><text:tab/>Alta Sociedade</text:span></text:p>
      <text:p text:style-name="P4"/>
      <text:p text:style-name="P16"><text:span text:style-name="T1"><text:tab/>Tecnocracia</text:span></text:p>
      <text:p text:style-name="P4"/>
      <text:p text:style-name="P7"><text:span text:style-name="T1"><text:tab/>Economia</text:span></text:p>
      <text:p text:style-name="P4"/>
      <text:p text:style-name="P4"><text:span text:style-name="T1"><text:tab/>Religião</text:span></text:p>
      <text:p text:style-name="P4"/>
      <text:p text:style-name="P5"><text:span text:style-name="T1"><text:tab/>Agricultura</text:span></text:p>
      <text:p text:style-name="P5"/>
      <text:p text:style-name="P22"><text:soft-page-break/><text:span text:style-name="T1"><text:tab/>Legado</text:span></text:p>
      <text:p text:style-name="P6"/>
      <text:p text:style-name="P9"><text:span text:style-name="T1"><text:tab/></text:span><text:span text:style-name="T4">Força</text:span></text:p>
      <text:p text:style-name="P9"/>
      <text:p text:style-name="P21"><text:span text:style-name="T1"> Concessão de Mídia</text:span></text:p>
      <text:p text:style-name="P21"/>
      <text:p text:style-name="P15"><text:span text:style-name="T1"> Ponto de Investigação</text:span></text:p>
      <text:p text:style-name="P21"/>
      <text:p text:style-name="P23"><text:span text:style-name="T1"> Ponto de Stress</text:span></text:p>
      <text:p text:style-name="P4"/>
      <text:p text:style-name="P4"><text:span text:style-name="T1"/></text:p>
      <text:p text:style-name="P4"/>
      <text:p text:style-name="P4"><text:span text:style-name="T1"/></text:p>
      <text:p text:style-name="P4"/>
      <text:p text:style-name="P4"><text:span text:style-name="T1"/></text:p>
      <text:p text:style-name="P3"/>
      <text:p text:style-name="P3"><text:span text:style-name="T1"/></text:p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ontAwesome1" svg:font-family="FontAwesome"/>
    <style:font-face style:name="FreeSans1" svg:font-family="FreeSans" style:font-family-generic="swiss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queré Dazarábia</meta:initial-creator>
    <meta:creation-date>2015-03-05T22:48:33.390353166</meta:creation-date>
    <dc:date>2015-03-06T12:33:14.627326966</dc:date>
    <dc:creator>Quequeré Dazarábia</dc:creator>
    <meta:editing-duration>PT12H41M11S</meta:editing-duration>
    <meta:editing-cycles>1</meta:editing-cycles>
    <meta:document-statistic meta:table-count="0" meta:image-count="0" meta:object-count="0" meta:page-count="2" meta:paragraph-count="19" meta:word-count="46" meta:character-count="236" meta:non-whitespace-character-count="209"/>
    <meta:generator>LibreOffice/4.2.6.3$Linux_x86 LibreOffice_project/420m0$Build-3</meta:generator>
  </office:meta>
</office:document-meta>
</file>